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6" style:family="paragraph" style:parent-style-name="Standard">
      <style:text-properties officeooo:paragraph-rsid="009a83b4"/>
    </style:style>
    <style:style style:name="P37" style:family="paragraph" style:parent-style-name="Standard">
      <style:text-properties style:font-name="Avenir" officeooo:paragraph-rsid="009a83b4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officeooo:paragraph-rsid="006530c0"/>
    </style:style>
    <style:style style:name="P92" style:family="paragraph" style:parent-style-name="Text_20_body">
      <style:text-properties officeooo:rsid="006530c0" officeooo:paragraph-rsid="009a83b4"/>
    </style:style>
    <style:style style:name="P93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6c55ad"/>
    </style:style>
    <style:style style:name="P10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6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Avenir" officeooo:paragraph-rsid="00556a04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style:shadow="none"/>
      <style:text-properties officeooo:paragraph-rsid="0080c507"/>
    </style:style>
    <style:style style:name="P131" style:family="paragraph" style:parent-style-name="Text_20_body" style:list-style-name="L2">
      <style:paragraph-properties fo:margin-left="0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paragraph-properties fo:break-before="page"/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weight="normal" officeooo:rsid="009a83b4" style:font-size-asian="11pt" style:font-weight-asian="normal" style:font-size-complex="11pt" style:font-weight-complex="normal"/>
    </style:style>
    <style:style style:name="T34" style:family="text">
      <style:text-properties fo:font-size="11pt" fo:font-weight="bold" officeooo:rsid="008ecb21" style:font-size-asian="11pt" style:font-weight-asian="bold" style:font-size-complex="11pt" style:font-weight-complex="bold"/>
    </style:style>
    <style:style style:name="T35" style:family="text">
      <style:text-properties fo:font-size="11pt" fo:font-weight="normal" officeooo:rsid="0075cc03" style:font-size-asian="11pt" style:font-weight-asian="normal" style:font-size-complex="11pt" style:font-weight-complex="normal"/>
    </style:style>
    <style:style style:name="T36" style:family="text">
      <style:text-properties style:font-name="Avenir" fo:font-size="11pt" fo:font-weight="bold" officeooo:rsid="008ecb21" style:font-size-asian="11pt" style:font-weight-asian="bold" style:font-size-complex="11pt" style:font-weight-complex="bold"/>
    </style:style>
    <style:style style:name="T37" style:family="text">
      <style:text-properties style:font-name="Avenir" fo:font-size="11pt" fo:font-weight="normal" officeooo:rsid="0075cc03" style:font-size-asian="11pt" style:font-weight-asian="normal" style:font-size-complex="11pt" style:font-weight-complex="normal"/>
    </style:style>
    <style:style style:name="T38" style:family="text">
      <style:text-properties style:font-name="Avenir" fo:font-size="11pt" style:font-size-asian="11pt" style:font-size-complex="11pt"/>
    </style:style>
    <style:style style:name="T39" style:family="text">
      <style:text-properties style:font-name="Avenir" fo:font-size="11pt" officeooo:rsid="009a83b4" style:font-size-asian="11pt" style:font-size-complex="11pt"/>
    </style:style>
    <style:style style:name="T40" style:family="text">
      <style:text-properties fo:font-size="11pt" officeooo:rsid="0075cc03" style:font-size-asian="11pt" style:font-size-complex="11pt"/>
    </style:style>
    <style:style style:name="T41" style:family="text">
      <style:text-properties fo:font-size="11pt" fo:font-weight="bold" officeooo:rsid="009a83b4" style:font-size-asian="11pt" style:font-weight-asian="bold" style:font-size-complex="11pt" style:font-weight-complex="bold"/>
    </style:style>
    <style:style style:name="T42" style:family="text">
      <style:text-properties style:font-name="Avenir" fo:font-size="11pt" fo:font-style="normal" fo:font-weight="bold" officeooo:rsid="002f791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venir" fo:font-size="11pt" fo:font-style="normal" fo:font-weight="bold" officeooo:rsid="00612574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venir" fo:font-size="11pt" fo:font-style="normal" fo:font-weight="normal" officeooo:rsid="0076d32f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6" style:family="text">
      <style:text-properties officeooo:rsid="0053da0f"/>
    </style:style>
    <style:style style:name="T47" style:family="text">
      <style:text-properties officeooo:rsid="009a83b4"/>
    </style:style>
    <style:style style:name="T48" style:family="text">
      <style:text-properties officeooo:rsid="003a4aea"/>
    </style:style>
    <style:style style:name="T49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4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5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68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69" style:family="text">
      <style:text-properties style:font-name="Avenir"/>
    </style:style>
    <style:style style:name="T70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09002d8"/>
    </style:style>
    <style:style style:name="T8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7" style:family="text">
      <style:text-properties fo:font-weight="normal" officeooo:rsid="005d12be" style:font-weight-asian="normal" style:font-weight-complex="normal"/>
    </style:style>
    <style:style style:name="T88" style:family="text">
      <style:text-properties fo:font-weight="normal" officeooo:rsid="0037f3c5" style:font-weight-asian="normal" style:font-weight-complex="normal"/>
    </style:style>
    <style:style style:name="T89" style:family="text">
      <style:text-properties fo:font-weight="normal" officeooo:rsid="0080c507" style:font-weight-asian="normal" style:font-weight-complex="normal"/>
    </style:style>
    <style:style style:name="T90" style:family="text">
      <style:text-properties style:font-name="Avenir" fo:font-weight="bold" style:font-weight-asian="bold" style:font-weight-complex="bold"/>
    </style:style>
    <style:style style:name="T91" style:family="text">
      <style:text-properties style:font-name="Avenir" fo:font-weight="normal" officeooo:rsid="0069259f" style:font-weight-asian="normal" style:font-weight-complex="normal"/>
    </style:style>
    <style:style style:name="T92" style:family="text">
      <style:text-properties style:font-name="Avenir" officeooo:rsid="007ef2a9"/>
    </style:style>
    <style:style style:name="T93" style:family="text">
      <style:text-properties style:font-name="Avenir" officeooo:rsid="0069259f"/>
    </style:style>
    <style:style style:name="T94" style:family="text">
      <style:text-properties fo:font-weight="bold" officeooo:rsid="0069259f" style:font-weight-asian="bold" style:font-weight-complex="bold"/>
    </style:style>
    <style:style style:name="T95" style:family="text">
      <style:text-properties officeooo:rsid="007ef2a9"/>
    </style:style>
    <style:style style:name="T96" style:family="text">
      <style:text-properties style:font-name="Carlito"/>
    </style:style>
    <style:style style:name="T97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1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6" style:family="text">
      <style:text-properties style:font-name="Carlito" fo:font-size="12pt" style:font-size-asian="12pt" style:font-size-complex="12pt"/>
    </style:style>
    <style:style style:name="T107" style:family="text">
      <style:text-properties style:font-name="Carlito" fo:font-size="12pt" officeooo:rsid="009002d8" style:font-size-asian="12pt" style:font-size-complex="12pt"/>
    </style:style>
    <style:style style:name="T108" style:family="text">
      <style:text-properties style:font-name="Carlito" fo:font-size="12pt" officeooo:rsid="003aa0d3" style:font-size-asian="12pt" style:font-size-complex="12pt"/>
    </style:style>
    <style:style style:name="T109" style:family="text">
      <style:text-properties style:font-name="Carlito" fo:font-size="12pt" officeooo:rsid="00914e1c" style:font-size-asian="12pt" style:font-size-complex="12pt"/>
    </style:style>
    <style:style style:name="T110" style:family="text">
      <style:text-properties style:font-name="Carlito" fo:font-size="12pt" officeooo:rsid="0043707c" style:font-size-asian="12pt" style:font-size-complex="12pt"/>
    </style:style>
    <style:style style:name="T111" style:family="text">
      <style:text-properties style:font-name="Carlito" fo:font-size="12pt" officeooo:rsid="003d4edc" style:font-size-asian="12pt" style:font-size-complex="12pt"/>
    </style:style>
    <style:style style:name="T112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4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5" style:family="text">
      <style:text-properties fo:font-weight="normal" officeooo:rsid="009002d8" style:font-weight-asian="normal" style:font-weight-complex="normal"/>
    </style:style>
    <style:style style:name="T11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4af2aa" style:font-size-asian="12pt" style:font-size-complex="12pt"/>
    </style:style>
    <style:style style:name="T11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9f2fc2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5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6" style:family="text">
      <style:text-properties style:font-name="Carlito" fo:font-size="12pt" style:text-underline-style="none" officeooo:rsid="004d9242" style:font-size-asian="12pt" style:font-size-complex="12pt"/>
    </style:style>
    <style:style style:name="T127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9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1" style:family="text">
      <style:text-properties style:font-name="Carlito" fo:font-size="12pt" officeooo:rsid="009081fe" style:font-size-asian="12pt" style:font-size-complex="12pt"/>
    </style:style>
    <style:style style:name="T132" style:family="text">
      <style:text-properties style:font-name="Carlito" fo:font-size="12pt" officeooo:rsid="002ddb92" style:font-size-asian="12pt" style:font-size-complex="12pt"/>
    </style:style>
    <style:style style:name="T133" style:family="text">
      <style:text-properties style:font-name="Carlito" fo:font-size="12pt" style:text-underline-style="none" style:font-size-asian="12pt" style:font-size-complex="12pt"/>
    </style:style>
    <style:style style:name="T134" style:family="text">
      <style:text-properties style:font-name="Carlito" fo:font-size="12pt" style:text-underline-style="none" officeooo:rsid="0056ce3e" style:font-size-asian="12pt" style:font-size-complex="12pt"/>
    </style:style>
    <style:style style:name="T135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36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37" style:family="text">
      <style:text-properties style:font-name="Carlito" fo:font-size="12pt" officeooo:rsid="00911a50" style:font-size-asian="12pt" style:font-size-complex="12pt"/>
    </style:style>
    <style:style style:name="T138" style:family="text">
      <style:text-properties style:font-name="Carlito" fo:font-size="12pt" officeooo:rsid="0056ce3e" style:font-size-asian="12pt" style:font-size-complex="12pt"/>
    </style:style>
    <style:style style:name="T139" style:family="text">
      <style:text-properties officeooo:rsid="00911a50"/>
    </style:style>
    <style:style style:name="T140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1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2" style:family="text">
      <style:text-properties style:font-name="Avenir" fo:font-size="10pt" style:font-size-asian="10pt" style:font-size-complex="10pt"/>
    </style:style>
    <style:style style:name="T143" style:family="text">
      <style:text-properties style:font-name="Avenir" fo:font-size="9pt" officeooo:rsid="009a83b4" style:font-size-asian="9pt" style:font-size-complex="9pt"/>
    </style:style>
    <style:style style:name="T144" style:family="text">
      <style:text-properties style:font-name="Avenir" fo:font-size="9pt" style:font-size-asian="9pt" style:font-size-complex="9pt"/>
    </style:style>
    <style:style style:name="T145" style:family="text">
      <style:text-properties fo:font-size="12pt" fo:font-weight="bold" style:font-size-asian="12pt" style:font-weight-asian="bold" style:font-size-complex="12pt" style:font-weight-complex="bold"/>
    </style:style>
    <style:style style:name="T146" style:family="text">
      <style:text-properties fo:font-size="11pt" style:font-size-asian="11pt" style:font-size-complex="11pt"/>
    </style:style>
    <style:style style:name="T147" style:family="text">
      <style:text-properties style:font-name="Carlito" fo:font-size="11pt" style:font-size-asian="11pt" style:font-size-complex="11pt"/>
    </style:style>
    <style:style style:name="T148" style:family="text">
      <style:text-properties style:font-name="Carlito" fo:font-size="11pt" officeooo:rsid="006af8b3" style:font-size-asian="11pt" style:font-size-complex="11pt"/>
    </style:style>
    <style:style style:name="T149" style:family="text">
      <style:text-properties fo:font-size="11pt" officeooo:rsid="00556a04" style:font-size-asian="11pt" style:font-size-complex="11pt"/>
    </style:style>
    <style:style style:name="T150" style:family="text">
      <style:text-properties fo:font-size="11pt" officeooo:rsid="00674927" style:font-size-asian="11pt" style:font-size-complex="11pt"/>
    </style:style>
    <style:style style:name="T151" style:family="text">
      <style:text-properties officeooo:rsid="006c55ad"/>
    </style:style>
    <style:style style:name="T152" style:family="text">
      <style:text-properties style:font-name="Carlito" fo:font-size="11pt" officeooo:rsid="006c55ad" style:font-size-asian="11pt" style:font-size-complex="11pt"/>
    </style:style>
    <style:style style:name="T153" style:family="text">
      <style:text-properties officeooo:rsid="006c95dd"/>
    </style:style>
    <style:style style:name="T154" style:family="text">
      <style:text-properties officeooo:rsid="006057aa"/>
    </style:style>
    <style:style style:name="T155" style:family="text">
      <style:text-properties fo:font-weight="bold" officeooo:rsid="00911a50" style:font-weight-asian="bold" style:font-weight-complex="bold"/>
    </style:style>
    <style:style style:name="T156" style:family="text">
      <style:text-properties officeooo:rsid="00914e1c"/>
    </style:style>
    <style:style style:name="T157" style:family="text">
      <style:text-properties officeooo:rsid="0073fbca"/>
    </style:style>
    <style:style style:name="T158" style:family="text">
      <style:text-properties style:font-name="Carlito" fo:font-size="11pt" officeooo:rsid="00884afa" style:font-size-asian="11pt" style:font-size-complex="11pt"/>
    </style:style>
    <style:style style:name="T159" style:family="text">
      <style:text-properties style:font-name="Carlito" fo:font-size="11pt" officeooo:rsid="00914e1c" style:font-size-asian="11pt" style:font-size-complex="11pt"/>
    </style:style>
    <style:style style:name="T160" style:family="text">
      <style:text-properties style:font-name="Carlito" fo:font-size="11pt" officeooo:rsid="0073fbca" style:font-size-asian="11pt" style:font-size-complex="11pt"/>
    </style:style>
    <style:style style:name="T161" style:family="text">
      <style:text-properties officeooo:rsid="007c5243"/>
    </style:style>
    <style:style style:name="T162" style:family="text">
      <style:text-properties officeooo:rsid="00925587"/>
    </style:style>
    <style:style style:name="T163" style:family="text">
      <style:text-properties officeooo:rsid="0082a367"/>
    </style:style>
    <style:style style:name="T164" style:family="text">
      <style:text-properties style:font-name="Carlito" fo:font-size="11pt" officeooo:rsid="00911a50" style:font-size-asian="11pt" style:font-size-complex="11pt"/>
    </style:style>
    <style:style style:name="T165" style:family="text">
      <style:text-properties style:font-name="Carlito" fo:font-size="11pt" officeooo:rsid="006c8137" style:font-size-asian="11pt" style:font-size-complex="11pt"/>
    </style:style>
    <style:style style:name="T166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style:font-size-asian="11pt" style:font-weight-asian="normal" style:font-size-complex="11pt" style:font-weight-complex="normal"/>
    </style:style>
    <style:style style:name="T168" style:family="text">
      <style:text-properties officeooo:rsid="0074305b"/>
    </style:style>
    <style:style style:name="T169" style:family="text">
      <style:text-properties style:font-name="Carlito" fo:font-size="11pt" officeooo:rsid="006f8a81" style:font-size-asian="11pt" style:font-size-complex="11pt"/>
    </style:style>
    <style:style style:name="T170" style:family="text">
      <style:text-properties fo:font-size="11pt" officeooo:rsid="006c8137" style:font-size-asian="11pt" style:font-size-complex="11pt"/>
    </style:style>
    <style:style style:name="T171" style:family="text">
      <style:text-properties style:font-name="Avenir" fo:font-size="20pt" style:font-size-asian="20pt" style:font-size-complex="20pt"/>
    </style:style>
    <style:style style:name="T172" style:family="text">
      <style:text-properties style:font-name="Avenir" fo:font-weight="normal" officeooo:rsid="00943d5d" style:font-weight-asian="normal" style:font-weight-complex="normal"/>
    </style:style>
    <style:style style:name="T173" style:family="text">
      <style:text-properties style:font-name="Avenir" fo:font-weight="normal" officeooo:rsid="009d580e" style:font-weight-asian="normal" style:font-weight-complex="normal"/>
    </style:style>
    <style:style style:name="T174" style:family="text">
      <style:text-properties style:font-name="Avenir" fo:font-weight="normal" officeooo:rsid="0014f3ff" style:font-weight-asian="normal" style:font-weight-complex="normal"/>
    </style:style>
    <style:style style:name="T175" style:family="text">
      <style:text-properties style:font-name="Avenir" fo:font-weight="normal" officeooo:rsid="0014b8d2" style:font-weight-asian="normal" style:font-weight-complex="normal"/>
    </style:style>
    <style:style style:name="T176" style:family="text">
      <style:text-properties fo:color="#0047ff" loext:opacity="100%" style:font-name="Avenir" fo:font-weight="bold" style:font-weight-asian="bold" style:font-weight-complex="bold"/>
    </style:style>
    <style:style style:name="T177" style:family="text">
      <style:text-properties fo:color="#ff0000" loext:opacity="100%" style:font-name="Avenir" fo:font-weight="bold" style:font-weight-asian="bold" style:font-weight-complex="bold"/>
    </style:style>
    <style:style style:name="T178" style:family="text">
      <style:text-properties fo:color="#00ae00" loext:opacity="100%" style:font-name="Avenir" fo:font-weight="bold" style:font-weight-asian="bold" style:font-weight-complex="bold"/>
    </style:style>
    <style:style style:name="T179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80" style:family="text">
      <style:text-properties style:use-window-font-color="true" loext:opacity="0%" style:font-name="Avenir" fo:font-weight="bold" style:font-weight-asian="bold" style:font-weight-complex="bold"/>
    </style:style>
    <style:style style:name="T181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2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3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4" style:family="text">
      <style:text-properties style:font-name="Avenir" fo:font-weight="normal" officeooo:rsid="002cad27" style:font-weight-asian="normal" style:font-weight-complex="normal"/>
    </style:style>
    <style:style style:name="T185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6" style:family="text">
      <style:text-properties style:font-name="Avenir" fo:font-size="12pt" style:font-size-asian="12pt" style:font-size-complex="12pt"/>
    </style:style>
    <style:style style:name="T187" style:family="text">
      <style:text-properties officeooo:rsid="009d580e"/>
    </style:style>
    <style:style style:name="T188" style:family="text">
      <style:text-properties officeooo:rsid="00943d5d"/>
    </style:style>
    <style:style style:name="T189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90" style:family="text">
      <style:text-properties officeooo:rsid="002a4c1a"/>
    </style:style>
    <style:style style:name="T191" style:family="text">
      <style:text-properties fo:color="#ff0000" loext:opacity="100%" style:font-name="Avenir"/>
    </style:style>
    <style:style style:name="T192" style:family="text">
      <style:text-properties fo:color="#00a933" loext:opacity="100%"/>
    </style:style>
    <style:style style:name="T193" style:family="text">
      <style:text-properties fo:color="#00a933" loext:opacity="100%" officeooo:rsid="002a6e8a"/>
    </style:style>
    <style:style style:name="T194" style:family="text">
      <style:text-properties officeooo:rsid="002545fe"/>
    </style:style>
    <style:style style:name="T195" style:family="text">
      <style:text-properties fo:font-size="8pt" fo:font-weight="bold" style:font-size-asian="8pt" style:font-weight-asian="bold" style:font-size-complex="8pt" style:font-weight-complex="bold"/>
    </style:style>
    <style:style style:name="T196" style:family="text">
      <style:text-properties fo:font-size="8pt" officeooo:rsid="002a766f" style:font-size-asian="8pt" style:font-size-complex="8pt"/>
    </style:style>
    <style:style style:name="T197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8" style:family="text">
      <style:text-properties officeooo:rsid="00877233"/>
    </style:style>
    <style:style style:name="T199" style:family="text">
      <style:text-properties fo:language="hu" fo:country="HU"/>
    </style:style>
    <style:style style:name="T200" style:family="text">
      <style:text-properties style:font-name="Avenir" officeooo:rsid="0096298a"/>
    </style:style>
    <style:style style:name="T201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02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03" style:family="text">
      <style:text-properties style:font-name="Avenir" fo:font-size="12pt" fo:background-color="#dddddd" loext:char-shading-value="0" style:font-size-asian="12pt" style:font-size-complex="12pt"/>
    </style:style>
    <style:style style:name="T204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05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06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07" style:family="text">
      <style:text-properties style:font-name="Avenir" fo:font-size="6pt" officeooo:rsid="0096298a" style:font-size-asian="6pt" style:font-size-complex="6pt"/>
    </style:style>
    <style:style style:name="T208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9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10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11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12" style:family="text">
      <style:text-properties fo:font-weight="bold" officeooo:rsid="009d580e" style:font-weight-asian="bold" style:font-weight-complex="bold"/>
    </style:style>
    <style:style style:name="T213" style:family="text">
      <style:text-properties officeooo:rsid="009b46af"/>
    </style:style>
    <style:style style:name="T214" style:family="text">
      <style:text-properties fo:font-weight="bold" officeooo:rsid="009b46af" style:font-weight-asian="bold" style:font-weight-complex="bold"/>
    </style:style>
    <style:style style:name="T215" style:family="text">
      <style:text-properties fo:font-weight="bold" officeooo:rsid="0096298a" style:font-weight-asian="bold" style:font-weight-complex="bold"/>
    </style:style>
    <style:style style:name="T216" style:family="text">
      <style:text-properties fo:font-weight="normal" officeooo:rsid="009b46af" style:font-weight-asian="normal" style:font-weight-complex="normal"/>
    </style:style>
    <style:style style:name="T217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20" style:family="text">
      <style:text-properties style:font-name="Avenir" fo:font-weight="normal" officeooo:rsid="0096298a" style:font-weight-asian="normal" style:font-weight-complex="normal"/>
    </style:style>
    <style:style style:name="T221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VÉ csökkentés</text:span></text:span></text:p>
            <text:p text:style-name="P35"><text:span text:style-name="_5b_RPG_5d__20_Kiemelt_20_kifejezés"><text:span text:style-name="T34">1 + k20T</text:span></text:span><text:span text:style-name="_5b_RPG_5d__20_Kiemelt_20_kifejezés"><text:span text:style-name="T35">: Fegyverméret pengehátrány</text:span></text:span></text:p>
            <text:p text:style-name="P36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5"><text:span text:style-name="_5b_RPG_5d__20_Kiemelt_20_kifejezés"><text:span text:style-name="T34">2 + k20T: </text:span></text:span><text:span text:style-name="T40">Fegyverméret 1 pengés előny</text:span></text:p>
            <text:p text:style-name="P37"><text:span text:style-name="_5b_RPG_5d__20_Kiemelt_20_kifejezés"><text:span text:style-name="T41">3</text:span></text:span><text:span text:style-name="_5b_RPG_5d__20_Kiemelt_20_kifejezés"><text:span text:style-name="T34"> + k20T: </text:span></text:span><text:span text:style-name="T40">Fegyverméret 2 pengés előny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2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32"> → ÉP sebzés</text:span></text:span></text:p>
            <text:p text:style-name="P39"><text:span text:style-name="_5b_RPG_5d__20_Kiemelt_20_kifejezés"><text:span text:style-name="T44">1</text:span></text:span><text:span text:style-name="_5b_RPG_5d__20_Kiemelt_20_kifejezés"><text:span text:style-name="T31">. Áldozat: Páncéldobás <text:s/>(hogy számít-e az SFÉ)</text:span></text:span></text:p>
            <text:p text:style-name="P39"><text:span text:style-name="_5b_RPG_5d__20_Kiemelt_20_kifejezés"><text:span text:style-name="T44">2</text:span></text:span><text:span text:style-name="_5b_RPG_5d__20_Kiemelt_20_kifejezés"><text:span text:style-name="T31">. Támadó: </text:span></text:span><text:span text:style-name="_5b_RPG_5d__20_Kiemelt_20_kifejezés"><text:span text:style-name="T44">(</text:span></text:span><text:span text:style-name="_5b_RPG_5d__20_Kiemelt_20_kifejezés"><text:span text:style-name="T31">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</text:span></text:span><text:span text:style-name="_5b_RPG_5d__20_Kiemelt_20_kifejezés"><text:span text:style-name="T44">)</text:span></text:span><text:span text:style-name="_5b_RPG_5d__20_Kiemelt_20_kifejezés"><text:span text:style-name="T31"> <text:s/>= ΣSP</text:span></text:span></text:p>
            <text:p text:style-name="P38"><text:span text:style-name="_5b_RPG_5d__20_Kiemelt_20_kifejezés"><text:span text:style-name="T44">3</text:span></text:span><text:span text:style-name="_5b_RPG_5d__20_Kiemelt_20_kifejezés"><text:span text:style-name="T31">. Áldozat: ÉP seb, VÉ csökkentés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5"><text:s text:c="2"/></text:span></text:span></text:p>
      <text:section text:style-name="Sect3" text:name="Szakasz1">
        <text:p text:style-name="P41"><text:span text:style-name="_5b_RPG_5d__20_Kiemelt_20_kifejezés"><text:span text:style-name="T45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6">0</text:span> ÉP</text:p>
            </table:table-cell>
            <table:table-cell table:style-name="Táblázat1.C2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6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<text:span text:style-name="T47">5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<text:span text:style-name="T47">8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7">11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7">15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7">1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7">24</text:span> ÉP</text:p>
            </table:table-cell>
            <table:table-cell table:style-name="Táblázat1.C3" office:value-type="string">
              <text:p text:style-name="P46">-<text:span text:style-name="T48">6</text:span>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7">2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7">35</text:span> ÉP</text:p>
            </table:table-cell>
            <table:table-cell table:style-name="Táblázat1.C12" office:value-type="string">
              <text:p text:style-name="P46">-<text:span text:style-name="T47">6</text:span> VÉ</text:p>
            </table:table-cell>
          </table:table-row>
        </table:table>
        <text:p text:style-name="P48"><text:span text:style-name="_5b_RPG_5d__20_Kiemelt_20_kifejezés"><text:span text:style-name="T49"/></text:span></text:p>
        <text:p text:style-name="P49"><text:span text:style-name="_5b_RPG_5d__20_Kiemelt_20_kifejezés"><text:span text:style-name="T49"><text:tab/>* Az 1-es k20 dobás mindig </text:span></text:span><text:span text:style-name="_5b_RPG_5d__20_Kiemelt_20_kifejezés"><text:span text:style-name="T50">1 ÉP</text:span></text:span><text:span text:style-name="_5b_RPG_5d__20_Kiemelt_20_kifejezés"><text:span text:style-name="T49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5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5">SFÉ</text:span></text:span></text:p>
        <text:p text:style-name="P58"><text:span text:style-name="_5b_RPG_5d__20_Kiemelt_20_kifejezés"><text:span text:style-name="T49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49"> </text:span></text:span><text:span text:style-name="_5b_RPG_5d__20_Kiemelt_20_kifejezés"><text:span text:style-name="T58">van </text:span></text:span><text:span text:style-name="_5b_RPG_5d__20_Kiemelt_20_kifejezés"><text:span text:style-name="T49">szúró/vágó/zúzó SFÉ</text:span></text:span></text:p>
        <text:p text:style-name="P58"><text:span text:style-name="_5b_RPG_5d__20_Kiemelt_20_kifejezés"><text:span text:style-name="T45">Átütés</text:span></text:span></text:p>
        <text:p text:style-name="P58"><text:span text:style-name="_5b_RPG_5d__20_Kiemelt_20_kifejezés"><text:span text:style-name="T49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</text:span><text:span text:style-name="T63">7</text:span><text:span text:style-name="T62">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4">N</text:span></text:span><text:span text:style-name="T62">incs VÉ csökkentés</text:span></text:p>
        <text:p text:style-name="P63">• Nincs páncéldobás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49">1-10: 6ÉP, <text:s/>11-20: 12ÉP; 21-30: 20ÉP, 31</text:span></text:span><text:span text:style-name="_5b_RPG_5d__20_Kiemelt_20_kifejezés"><text:span text:style-name="T65">+</text:span></text:span><text:span text:style-name="_5b_RPG_5d__20_Kiemelt_20_kifejezés"><text:span text:style-name="T49"> halál </text:span></text:span></text:p>
        <text:p text:style-name="P64"/>
        <text:p text:style-name="P65"><text:span text:style-name="T3">Puszta kéz:<text:line-break/></text:span><text:span text:style-name="T66">Közelharc alap + </text:span><text:span text:style-name="T67">(</text:span><text:span text:style-name="T66">TÉ: -</text:span><text:span text:style-name="T68">3</text:span><text:span text:style-name="T66">, VÉ: -</text:span><text:span text:style-name="T68">3</text:span><text:span text:style-name="T67">)</text:span></text:p>
        <text:p text:style-name="P66"><text:span text:style-name="T69"><text:line-break/>Érintő támadás: </text:span><text:span text:style-name="_5b_RPG_5d__20_Kiemelt_20_kifejezés"><text:span text:style-name="T56">TÉ: </text:span></text:span><text:span text:style-name="_5b_RPG_5d__20_Kiemelt_20_kifejezés"><text:span text:style-name="T70">+</text:span></text:span><text:span text:style-name="_5b_RPG_5d__20_Kiemelt_20_kifejezés"><text:span text:style-name="T71">3</text:span></text:span><text:span text:style-name="_5b_RPG_5d__20_Kiemelt_20_kifejezés"><text:span text:style-name="T56"><text:line-break/></text:span></text:span></text:p>
        <text:p text:style-name="P67"><text:span text:style-name="_5b_RPG_5d__20_Kiemelt_20_kifejezés"><text:span text:style-name="T72">Fár</text:span></text:span><text:span text:style-name="_5b_RPG_5d__20_Kiemelt_20_kifejezés"><text:span text:style-name="T73">a</text:span></text:span><text:span text:style-name="_5b_RPG_5d__20_Kiemelt_20_kifejezés"><text:span text:style-name="T72">dság Pont</text:span></text:span><text:span text:style-name="_5b_RPG_5d__20_Kiemelt_20_kifejezés"><text:span text:style-name="T74"> (</text:span></text:span><text:span text:style-name="_5b_RPG_5d__20_Kiemelt_20_kifejezés"><text:span text:style-name="T72">FP</text:span></text:span><text:span text:style-name="_5b_RPG_5d__20_Kiemelt_20_kifejezés"><text:span text:style-name="T74">):</text:span></text:span></text:p>
        <text:p text:style-name="P67"><text:span text:style-name="_5b_RPG_5d__20_Kiemelt_20_kifejezés"><text:span text:style-name="T75">Minden 5.</text:span></text:span><text:span text:style-name="_5b_RPG_5d__20_Kiemelt_20_kifejezés"><text:span text:style-name="T76">FP</text:span></text:span><text:span text:style-name="_5b_RPG_5d__20_Kiemelt_20_kifejezés"><text:span text:style-name="T75"> 1 ÉP-t okoz: 4 </text:span></text:span><text:span text:style-name="_5b_RPG_5d__20_Kiemelt_20_kifejezés"><text:span text:style-name="T76">FP</text:span></text:span><text:span text:style-name="_5b_RPG_5d__20_Kiemelt_20_kifejezés"><text:span text:style-name="T75">, 1 ÉP</text:span></text:span></text:p>
      </text:section>
      <text:p text:style-name="Standard"><text:span text:style-name="_5b_RPG_5d__20_Kiemelt_20_kifejezés"><text:span text:style-name="T32"/></text:span></text:p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77">: 1 kör (pihenéssel töltött) idő alatt visszatér (a sebesülésből kapott nem)</text:span></text:span></text:p>
      <text:p text:style-name="P68"><text:span text:style-name="T78">Győzelmi szabály</text:span><text:span text:style-name="T79">:</text:span> Ha a karakter végzett egy <text:span text:style-name="T47">erős </text:span>ellenfelével: visszatér +<text:span text:style-name="T80">3</text:span> VÉ</text:p>
      <text:p text:style-name="P69"/>
      <text:p text:style-name="P70"><text:span text:style-name="_5b_RPG_5d__20_Kiemelt_20_kifejezés"><text:span text:style-name="T38">Manőver</text:span></text:span><text:span text:style-name="_5b_RPG_5d__20_Kiemelt_20_kifejezés"><text:span text:style-name="T69">: </text:span></text:span><text:span text:style-name="_5b_RPG_5d__20_Kiemelt_20_kifejezés"><text:span text:style-name="T62">Egy </text:span></text:span><text:span text:style-name="_5b_RPG_5d__20_Kiemelt_20_kifejezés"><text:span text:style-name="T81">akciót</text:span></text:span><text:span text:style-name="_5b_RPG_5d__20_Kiemelt_20_kifejezés"><text:span text:style-name="T62"> emészt fel. Lépései:</text:span></text:span></text:p>
      <text:p text:style-name="P71"><text:span text:style-name="_5b_RPG_5d__20_Kiemelt_20_kifejezés"><text:span text:style-name="T82">- 0. </text:span></text:span><text:span text:style-name="_5b_RPG_5d__20_Kiemelt_20_kifejezés"><text:span text:style-name="T45">Megakasztás</text:span></text:span><text:span text:style-name="_5b_RPG_5d__20_Kiemelt_20_kifejezés"><text:span text:style-name="T62"> </text:span></text:span><text:span text:style-name="_5b_RPG_5d__20_Kiemelt_20_kifejezés"><text:span text:style-name="T82">(ha van)</text:span></text:span><text:span text:style-name="_5b_RPG_5d__20_Kiemelt_20_kifejezés"><text:span text:style-name="T62">: </text:span></text:span><text:span text:style-name="_5b_RPG_5d__20_Kiemelt_20_kifejezés"><text:span text:style-name="T83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45">Végrehajtás</text:span></text:span><text:span text:style-name="_5b_RPG_5d__20_Kiemelt_20_kifejezés"><text:span text:style-name="T62">: Támadó dobás (TÉ+</text:span></text:span><text:span text:style-name="_5b_RPG_5d__20_Kiemelt_20_kifejezés"><text:span text:style-name="T84">4</text:span></text:span><text:span text:style-name="_5b_RPG_5d__20_Kiemelt_20_kifejezés"><text:span text:style-name="T62">). Ha megv</text:span></text:span><text:span text:style-name="_5b_RPG_5d__20_Kiemelt_20_kifejezés"><text:span text:style-name="T83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45">Ellenpróba</text:span></text:span><text:span text:style-name="_5b_RPG_5d__20_Kiemelt_20_kifejezés"><text:span text:style-name="T62">: <text:s text:c="2"/>(</text:span></text:span><text:span text:style-name="_5b_RPG_5d__20_Kiemelt_20_kifejezés"><text:span text:style-name="T85">Manőver Alap </text:span></text:span><text:span text:style-name="_5b_RPG_5d__20_Kiemelt_20_kifejezés"><text:span text:style-name="T86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7">Manőver Alap (ellenfél) </text:span></text:span><text:span text:style-name="_5b_RPG_5d__20_Kiemelt_20_kifejezés"><text:span text:style-name="T88">+ </text:span></text:span><text:span text:style-name="_5b_RPG_5d__20_Kiemelt_20_kifejezés"><text:span text:style-name="T89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38">Sérülés hatása képzettségpróbára</text:span></text:span></text:p>
      <text:p text:style-name="P74"><text:span text:style-name="_5b_RPG_5d__20_Kiemelt_20_kifejezés"><text:span text:style-name="T90">S3</text:span></text:span><text:span text:style-name="_5b_RPG_5d__20_Kiemelt_20_kifejezés"><text:span text:style-name="T30">, vagy </text:span></text:span><text:span text:style-name="_5b_RPG_5d__20_Kiemelt_20_kifejezés"><text:span text:style-name="T90">S4</text:span></text:span><text:span text:style-name="_5b_RPG_5d__20_Kiemelt_20_kifejezés"><text:span text:style-name="T30"> kategóriába</text:span></text:span><text:span text:style-name="_5b_RPG_5d__20_Kiemelt_20_kifejezés"><text:span text:style-name="T91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69"><text:line-break/></text:span><text:span text:style-name="T90">S3</text:span><text:span text:style-name="T69">: Hátrány-1 </text:span><text:span text:style-name="T92">T</text:span><text:span text:style-name="T69">ulajdonságpróbá</text:span><text:span text:style-name="T93">ra</text:span><text:span text:style-name="T69">, </text:span><text:span text:style-name="T92">K</text:span><text:span text:style-name="T69">épzettségpróbára</text:span></text:p>
      <text:p text:style-name="P75"><text:span text:style-name="T3">S</text:span><text:span text:style-name="T94">4</text:span>: Hátrány-2 <text:span text:style-name="T95">T</text:span>ulajdonságpróbára, <text:span text:style-name="T95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6">Harci taktikák</text:span></text:span></text:a></text:h>
      <text:p text:style-name="Text_20_body"><text:span text:style-name="_5b_RPG_5d__20_Kiemelt_20_kifejezés"><text:span text:style-name="T97"/></text:span></text:p>
      <text:p text:style-name="Text_20_body"><text:span text:style-name="_5b_RPG_5d__20_Kiemelt_20_kifejezés"><text:span text:style-name="T98">Támadó taktika: <text:s text:c="2"/></text:span></text:span><text:span text:style-name="_5b_RPG_5d__20_Kiemelt_20_kifejezés"><text:span text:style-name="T99"><text:s/>TÉ:+1 </text:span></text:span><text:span text:style-name="_5b_RPG_5d__20_Kiemelt_20_kifejezés"><text:span text:style-name="T100">→</text:span></text:span><text:span text:style-name="_5b_RPG_5d__20_Kiemelt_20_kifejezés"><text:span text:style-name="T99">VÉ:-2 <text:s text:c="3"/>(Max +</text:span></text:span><text:span text:style-name="_5b_RPG_5d__20_Kiemelt_20_kifejezés"><text:span text:style-name="T101">3</text:span></text:span><text:span text:style-name="_5b_RPG_5d__20_Kiemelt_20_kifejezés"><text:span text:style-name="T99"> TÉ / -</text:span></text:span><text:span text:style-name="_5b_RPG_5d__20_Kiemelt_20_kifejezés"><text:span text:style-name="T101">6</text:span></text:span><text:span text:style-name="_5b_RPG_5d__20_Kiemelt_20_kifejezés"><text:span text:style-name="T102"> V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Véd</text:span></text:span><text:span text:style-name="_5b_RPG_5d__20_Kiemelt_20_kifejezés"><text:span text:style-name="T103">ő</text:span></text:span><text:span text:style-name="_5b_RPG_5d__20_Kiemelt_20_kifejezés"><text:span text:style-name="T98"> taktika:</text:span></text:span><text:span text:style-name="_5b_RPG_5d__20_Kiemelt_20_kifejezés"><text:span text:style-name="T99"> VÉ:+1 </text:span></text:span><text:span text:style-name="_5b_RPG_5d__20_Kiemelt_20_kifejezés"><text:span text:style-name="T100">→T</text:span></text:span><text:span text:style-name="_5b_RPG_5d__20_Kiemelt_20_kifejezés"><text:span text:style-name="T99">É:-2 <text:s text:c="3"/>(Max +</text:span></text:span><text:span text:style-name="_5b_RPG_5d__20_Kiemelt_20_kifejezés"><text:span text:style-name="T101">4</text:span></text:span><text:span text:style-name="_5b_RPG_5d__20_Kiemelt_20_kifejezés"><text:span text:style-name="T99"> VÉ / -</text:span></text:span><text:span text:style-name="_5b_RPG_5d__20_Kiemelt_20_kifejezés"><text:span text:style-name="T101">8</text:span></text:span><text:span text:style-name="_5b_RPG_5d__20_Kiemelt_20_kifejezés"><text:span text:style-name="T102"> T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103">Teljes </text:span></text:span><text:span text:style-name="_5b_RPG_5d__20_Kiemelt_20_kifejezés"><text:span text:style-name="T98">Védekez</text:span></text:span><text:span text:style-name="_5b_RPG_5d__20_Kiemelt_20_kifejezés"><text:span text:style-name="T104">és</text:span></text:span><text:span text:style-name="_5b_RPG_5d__20_Kiemelt_20_kifejezés"><text:span text:style-name="T98"> </text:span></text:span><text:span text:style-name="_5b_RPG_5d__20_Kiemelt_20_kifejezés"><text:span text:style-name="T105">t</text:span></text:span><text:span text:style-name="_5b_RPG_5d__20_Kiemelt_20_kifejezés"><text:span text:style-name="T103">aktika</text:span></text:span><text:span text:style-name="_5b_RPG_5d__20_Kiemelt_20_kifejezés"><text:span text:style-name="T98">: <text:s text:c="3"/></text:span></text:span><text:span text:style-name="T106">VÉ:+</text:span><text:span text:style-name="T107">6</text:span><text:span text:style-name="T108">, </text:span><text:span text:style-name="T109">ellenfelek </text:span><text:span text:style-name="T108">csak </text:span><text:span text:style-name="T109">(1 + k20T)</text:span><text:span text:style-name="T108"> </text:span><text:span text:style-name="T109">értékkel </text:span><text:span text:style-name="T108">csökkenthet</text:span><text:span text:style-name="T110">nek</text:span><text:span text:style-name="T108"> rajtad VÉ-t. </text:span><text:span text:style-name="T111">Nem </text:span><text:span text:style-name="_5b_RPG_5d__20_Kiemelt_20_kifejezés"><text:span text:style-name="T99">támadhat</text:span></text:span><text:span text:style-name="_5b_RPG_5d__20_Kiemelt_20_kifejezés"><text:span text:style-name="T112">sz</text:span></text:span><text:span text:style-name="_5b_RPG_5d__20_Kiemelt_20_kifejezés"><text:span text:style-name="T99">, </text:span></text:span><text:span text:style-name="_5b_RPG_5d__20_Kiemelt_20_kifejezés"><text:span text:style-name="T112">folyamatosan </text:span></text:span><text:span text:style-name="_5b_RPG_5d__20_Kiemelt_20_kifejezés"><text:span text:style-name="T99">hátrál</text:span></text:span><text:span text:style-name="_5b_RPG_5d__20_Kiemelt_20_kifejezés"><text:span text:style-name="T112">nod kell.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Kezdeményező Taktika: <text:s text:c="2"/></text:span></text:span><text:span text:style-name="_5b_RPG_5d__20_Kiemelt_20_kifejezés"><text:span text:style-name="T99">+1KÉ </text:span></text:span><text:span text:style-name="_5b_RPG_5d__20_Kiemelt_20_kifejezés"><text:span text:style-name="T113">→</text:span></text:span><text:span text:style-name="_5b_RPG_5d__20_Kiemelt_20_kifejezés"><text:span text:style-name="T99"> -2VÉ <text:s text:c="2"/>(max: </text:span></text:span><text:span text:style-name="_5b_RPG_5d__20_Kiemelt_20_kifejezés"><text:span text:style-name="T114">KÉ:+</text:span></text:span><text:span text:style-name="_5b_RPG_5d__20_Kiemelt_20_kifejezés"><text:span text:style-name="T101">2</text:span></text:span><text:span text:style-name="_5b_RPG_5d__20_Kiemelt_20_kifejezés"><text:span text:style-name="T99">)</text:span></text:span></text:p>
      <text:p text:style-name="P77"/>
      <text:p text:style-name="P78">Sűrű Taktika:<text:span text:style-name="T17"> -1 támadásért cserébe 1 db támadásod, ami TÉ:-</text:span><text:span text:style-name="T115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99">Nyert </text:span><text:span text:style-name="T102">Kezdeményezés esetén</text:span><text:span text:style-name="T99"> átengedett támadás</text:span></text:p>
      <text:p text:style-name="P80"><text:span text:style-name="_5b_RPG_5d__20_Kiemelt_20_kifejezés"><text:span text:style-name="T113">→</text:span></text:span><text:span text:style-name="_5b_RPG_5d__20_Kiemelt_20_kifejezés"><text:span text:style-name="T99"> </text:span></text:span><text:span text:style-name="T99">E</text:span><text:span text:style-name="T116">lső visszatámadásra</text:span><text:span text:style-name="T99"> </text:span><text:span text:style-name="T106">+</text:span><text:span text:style-name="T107">1</text:span><text:span text:style-name="T106"> TÉ</text:span></text:p>
      <text:p text:style-name="Text_20_body"/>
      <text:p text:style-name="P80"><text:span text:style-name="_5b_RPG_5d__20_Kiemelt_20_kifejezés"><text:span text:style-name="T106">Fáraszt</text:span></text:span><text:span text:style-name="_5b_RPG_5d__20_Kiemelt_20_kifejezés"><text:span text:style-name="T117">ó taktika </text:span></text:span><text:span text:style-name="_5b_RPG_5d_Kiemelt_20_kifejezés"><text:span text:style-name="T118">⇄ </text:span></text:span></text:p>
      <text:p text:style-name="P80"><text:span text:style-name="_5b_RPG_5d__20_Kiemelt_20_kifejezés"><text:span text:style-name="T119">- Ha nincs találat: +</text:span></text:span><text:span text:style-name="_5b_RPG_5d__20_Kiemelt_20_kifejezés"><text:span text:style-name="T101">1</text:span></text:span><text:span text:style-name="_5b_RPG_5d__20_Kiemelt_20_kifejezés"><text:span text:style-name="T120"> </text:span></text:span><text:span text:style-name="_5b_RPG_5d__20_Kiemelt_20_kifejezés"><text:span text:style-name="T121">VÉ </text:span></text:span><text:span text:style-name="_5b_RPG_5d__20_Kiemelt_20_kifejezés"><text:span text:style-name="T120">csökk</text:span></text:span><text:span text:style-name="_5b_RPG_5d__20_Kiemelt_20_kifejezés"><text:span text:style-name="T119">entés </text:span></text:span><text:span text:style-name="_5b_RPG_5d__20_Kiemelt_20_kifejezés"><text:span text:style-name="T121">bónusz</text:span></text:span></text:p>
      <text:p text:style-name="P80"><text:span text:style-name="_5b_RPG_5d__20_Kiemelt_20_kifejezés"><text:span text:style-name="T99">- Sebzés helyett: </text:span></text:span><text:span text:style-name="_5b_RPG_5d__20_Kiemelt_20_kifejezés"><text:span text:style-name="T101">(</text:span></text:span><text:span text:style-name="_5b_RPG_5d__20_Kiemelt_20_kifejezés"><text:span text:style-name="T99">4 + k20T</text:span></text:span><text:span text:style-name="_5b_RPG_5d__20_Kiemelt_20_kifejezés"><text:span text:style-name="T101">)</text:span></text:span><text:span text:style-name="_5b_RPG_5d__20_Kiemelt_20_kifejezés"><text:span text:style-name="T99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2">Fegyverméret - pengehátrány” harci helyzetből NEM alkalmazható.</text:span></text:span></text:p>
      <text:p text:style-name="P81"><text:span text:style-name="_5b_RPG_5d_Kiemelt_20_kifejezés"><text:span text:style-name="T124"/></text:span></text:p>
      <text:p text:style-name="P82"><text:span text:style-name="_5b_RPG_5d_Kiemelt_20_kifejezés"><text:span text:style-name="T124">Visszafogott </text:span></text:span><text:span text:style-name="_5b_RPG_5d_Kiemelt_20_kifejezés"><text:span text:style-name="T125">taktika </text:span></text:span><text:span text:style-name="_5b_RPG_5d_Kiemelt_20_kifejezés"><text:span text:style-name="T118">⇄</text:span></text:span><text:span text:style-name="_5b_RPG_5d_Kiemelt_20_kifejezés"><text:span text:style-name="T126"> </text:span></text:span><text:span text:style-name="_5b_RPG_5d_Kiemelt_20_kifejezés"><text:span text:style-name="T125">:</text:span></text:span><text:span text:style-name="_5b_RPG_5d_Kiemelt_20_kifejezés"><text:span text:style-name="T127"> </text:span></text:span><text:span text:style-name="_5b_RPG_5d_Kiemelt_20_kifejezés"><text:span text:style-name="T128">direkt </text:span></text:span><text:span text:style-name="_5b_RPG_5d_Kiemelt_20_kifejezés"><text:span text:style-name="T127">kisebb kockával </text:span></text:span><text:span text:style-name="_5b_RPG_5d_Kiemelt_20_kifejezés"><text:span text:style-name="T128">sebzel.</text:span></text:span></text:p>
      <text:p text:style-name="P82"><text:span text:style-name="_5b_RPG_5d_Kiemelt_20_kifejezés"><text:span text:style-name="T127">TÉ:-</text:span></text:span><text:span text:style-name="_5b_RPG_5d_Kiemelt_20_kifejezés"><text:span text:style-name="T129">3</text:span></text:span><text:span text:style-name="_5b_RPG_5d_Kiemelt_20_kifejezés"><text:span text:style-name="T127"> <text:s/>→ <text:s/>k20 helyett k10 </text:span></text:span><text:span text:style-name="_5b_RPG_5d_Kiemelt_20_kifejezés"><text:span text:style-name="T128">SP</text:span></text:span><text:span text:style-name="_5b_RPG_5d_Kiemelt_20_kifejezés"><text:span text:style-name="T127"><text:line-break/>TÉ:-</text:span></text:span><text:span text:style-name="_5b_RPG_5d_Kiemelt_20_kifejezés"><text:span text:style-name="T129">6</text:span></text:span><text:span text:style-name="_5b_RPG_5d_Kiemelt_20_kifejezés"><text:span text:style-name="T127"> <text:s/>→ <text:s/>k20 helyett k6 </text:span></text:span><text:span text:style-name="_5b_RPG_5d_Kiemelt_20_kifejezés"><text:span text:style-name="T128">SP</text:span></text:span></text:p>
      <text:p text:style-name="P82"><text:span text:style-name="_5b_RPG_5d_Kiemelt_20_kifejezés"><text:span text:style-name="T127">TÉ:-</text:span></text:span><text:span text:style-name="_5b_RPG_5d_Kiemelt_20_kifejezés"><text:span text:style-name="T129">9</text:span></text:span><text:span text:style-name="_5b_RPG_5d_Kiemelt_20_kifejezés"><text:span text:style-name="T127"> <text:s/>→ <text:s/>nincs </text:span></text:span><text:span text:style-name="_5b_RPG_5d_Kiemelt_20_kifejezés"><text:span text:style-name="T128">SP </text:span></text:span><text:span text:style-name="_5b_RPG_5d_Kiemelt_20_kifejezés"><text:span text:style-name="T127">kockadobás, csak a fegyver alap sebzése</text:span></text:span></text:p>
      <text:p text:style-name="P82"><text:span text:style-name="_5b_RPG_5d_Kiemelt_20_kifejezés"><text:span text:style-name="T127">Harci anatómia fortély minden foka </text:span></text:span><text:span text:style-name="_5b_RPG_5d_Kiemelt_20_kifejezés"><text:span text:style-name="T129">3</text:span></text:span><text:span text:style-name="_5b_RPG_5d_Kiemelt_20_kifejezés"><text:span text:style-name="T127">-</text:span></text:span><text:span text:style-name="_5b_RPG_5d_Kiemelt_20_kifejezés"><text:span text:style-name="T129">ma</text:span></text:span><text:span text:style-name="_5b_RPG_5d_Kiemelt_20_kifejezés"><text:span text:style-name="T127">l csökkenti a TÉ büntetést.</text:span></text:span></text:p>
      <text:p text:style-name="Text_20_body"><text:span text:style-name="_5b_RPG_5d__20_Kiemelt_20_kifejezés"><text:span text:style-name="T106"/></text:span></text:p>
      <text:p text:style-name="Text_20_body"><text:span text:style-name="_5b_RPG_5d__20_Kiemelt_20_kifejezés"><text:span text:style-name="T106">Plusz támadás taktika:</text:span></text:span><text:span text:style-name="_5b_RPG_5d__20_Kiemelt_20_kifejezés"><text:span text:style-name="T99"> +1 támadás. Cserébe a plusz támadás leadásakor azonnal -4 VÉ csökkenést szenvedsz el. A kör elején kell dönteni, kör közben már nem módosítható.</text:span></text:span></text:p>
      <text:p text:style-name="Text_20_body"><text:span text:style-name="_5b_RPG_5d__20_Kiemelt_20_kifejezés"><text:span text:style-name="T106"><text:line-break/></text:span></text:span><text:span text:style-name="T98">Támadás erőből </text:span><text:span text:style-name="T130">taktika</text:span><text:span text:style-name="T106">: <text:s/>+1 SP → -</text:span><text:span text:style-name="T131">1</text:span><text:span text:style-name="T106"> TÉ </text:span><text:span text:style-name="T132">(Támadás Erőből fortély </text:span><text:span text:style-name="T131">foka adja a maximumot</text:span><text:span text:style-name="T132">)</text:span></text:p>
      <text:p text:style-name="P83"><text:span text:style-name="_5b_RPG_5d_Kiemelt_20_kifejezés"><text:span text:style-name="T133"/></text:span></text:p>
      <text:p text:style-name="P84"><text:span text:style-name="_5b_RPG_5d_Kiemelt_20_kifejezés"><text:span text:style-name="T126">Érintő </text:span></text:span><text:span text:style-name="_5b_RPG_5d_Kiemelt_20_kifejezés"><text:span text:style-name="T134">taktika</text:span></text:span><text:span text:style-name="_5b_RPG_5d_Kiemelt_20_kifejezés"><text:span text:style-name="T126"> </text:span></text:span><text:span text:style-name="_5b_RPG_5d_Kiemelt_20_kifejezés"><text:span text:style-name="T118">⇄ : </text:span></text:span><text:span text:style-name="_5b_RPG_5d_Kiemelt_20_kifejezés"><text:span text:style-name="T135">TÉ:</text:span></text:span><text:span text:style-name="_5b_RPG_5d_Kiemelt_20_kifejezés"><text:span text:style-name="T136">+</text:span></text:span><text:span text:style-name="_5b_RPG_5d_Kiemelt_20_kifejezés"><text:span text:style-name="T129">3</text:span></text:span></text:p>
      <text:p text:style-name="P85"/>
      <text:p text:style-name="P86"><text:span text:style-name="_5b_RPG_5d__20_Kiemelt_20_kifejezés"><text:span text:style-name="T106">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</text:span><text:span text:style-name="T131">4</text:span><text:span text:style-name="T106"> TÉ, -</text:span><text:span text:style-name="T131">8</text:span><text:span text:style-name="T106"> VÉ; <text:s/>VÉ csökkentés: </text:span><text:span text:style-name="T131">duplázódi</text:span><text:span text:style-name="T137">k</text:span><text:span text:style-name="T106"> </text:span><text:span text:style-name="T138">első oda-visszacsapásra</text:span><text:span text:style-name="T106">; <text:s text:c="4"/>Sebzés: +5 SP</text:span></text:p>
      <text:p text:style-name="P87"><text:span text:style-name="T79"/></text:p>
      <text:p text:style-name="P88"><text:span text:style-name="_5b_RPG_5d__20_Kiemelt_20_kifejezés"><text:span text:style-name="T106">Öngyilkos 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5 TÉ, -</text:span><text:span text:style-name="T137">1</text:span><text:span text:style-name="T106">0 VÉ; VÉ csökkentés: </text:span><text:span text:style-name="T131">duplázódi</text:span><text:span text:style-name="T137">k</text:span><text:span text:style-name="T106"> </text:span><text:span text:style-name="T138">első oda-visszacsapásra</text:span><text:span text:style-name="T106">;<text:line-break/>Sebzés: +7 SP; <text:s/></text:span><text:span text:style-name="T138">Sebesülés TÉ bünt</text:span><text:span text:style-name="T137">etés</text:span><text:span text:style-name="T138"> nullázódik </text:span><text:span text:style-name="T137">erre a csapásra</text:span><text:span text:style-name="T138">.</text:span></text:p>
      <text:p text:style-name="P89"/>
      <text:p text:style-name="P90"><text:span text:style-name="T3">Lovas roham</text:span>: TÉ:+<text:span text:style-name="T139">6</text:span>, SP:+10; Összesen 1 támadó csapás, 1 visszacsapás lehetséges.</text:p>
      <text:p text:style-name="P89"/>
      <text:p text:style-name="P90"><text:span text:style-name="T3">Lovas támadás galoppból</text:span>: TÉ:+<text:span text:style-name="T139">3</text:span>, SP:+5; Összesen 1 támadó csapás, 1 visszacsapás lehetséges.</text:p>
      <text:p text:style-name="P86"/>
      <text:h text:style-name="P76" text:outline-level="3"><text:a xlink:type="simple" xlink:href="https://github.com/kaktusztea/szilankrpg/blob/master/md/066_00_manoverek.md" text:style-name="Internet_20_link" text:visited-style-name="Visited_20_Internet_20_Link"><text:span text:style-name="T69">Manőverek</text:span></text:a></text:h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0"/></text:a></text:p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0">Á</text:span><text:span text:style-name="T141">ltalános Manőverek</text:span></text:a></text:p>
      <text:p text:style-name="P92"><text:span text:style-name="T142"><text:line-break/></text:span><text:span text:style-name="T38">Átsiklás: 6 (EM)<text:line-break/>Belharcba kerülés: 9 (ME)<text:line-break/>Belharcból kibontakozás: 5 (ME)<text:line-break/>Csonkolás: 8 (kéz) 10 (láb) <text:s text:c="2"/></text:span><text:span text:style-name="T143">(</text:span><text:span text:style-name="T144">Területre támadás manőver</text:span><text:span text:style-name="T143">)</text:span><text:span text:style-name="T38"><text:line-break/>Ellenfél elfogása: 10 (VE) <text:s/></text:span><text:span text:style-name="T144">(V): nincs TÉ+4!</text:span><text:span text:style-name="T38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43">(</text:span><text:span text:style-name="T144">Területre támadás manőver -4</text:span><text:span text:style-name="T143">)</text:span><text:span text:style-name="T38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42"><text:line-break/></text:span></text:p>
      <text:p text:style-name="P93"><text:a xlink:type="simple" xlink:href="https://github.com/kaktusztea/szilankrpg/blob/master/md/066_06_belharcos_manoverek.md" text:style-name="Internet_20_link" text:visited-style-name="Visited_20_Internet_20_Link"><text:span text:style-name="T145">Belharcos Manőverek</text:span></text:a></text:p>
      <text:p text:style-name="P93"><text:line-break/><text:span text:style-name="T146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3"><text:a xlink:type="simple" xlink:href="https://github.com/kaktusztea/szilankrpg/blob/master/md/067_04_lovas_leglovas_manoverek.md" text:style-name="Internet_20_link" text:visited-style-name="Visited_20_Internet_20_Link"><text:span text:style-name="T145">Lovas/Léglovas Manőverek</text:span></text:a></text:p>
      <text:p text:style-name="P93"><text:line-break/><text:span text:style-name="T146">Hátas táncoltatása: - (M)<text:line-break/>Lovas áttörés: 4-8 (VE)<text:line-break/>Lovas, léglovas akasztása: 4 (ME)<text:line-break/>Lóhátról lerántás: 6-12 (MVE)</text:span><text:line-break/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47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7">KÉ:+2</text:span></text:span><text:span text:style-name="T147">, </text:span><text:span text:style-name="Source_5f_Text"><text:span text:style-name="T147">TÉ/VÉ:+</text:span></text:span><text:span text:style-name="Source_5f_Text"><text:span text:style-name="T148">4</text:span></text:span><text:span text:style-name="T147"> fokonként. Csak </text:span><text:span text:style-name="T97">Közelharc</text:span><text:span text:style-name="T147"> harcmodorban, </text:span><text:span text:style-name="T148">belharcos fegyverrel</text:span><text:span text:style-name="T147"> jár.<text:line-break/>• rövid (0) pengehossznál nagyobb:</text:span></text:p>
            <text:p text:style-name="P101"><text:span text:style-name="T14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6">Beszorított helyzet (2) Erősen</text:span></text:a><text:span text:style-name="T146"> hatásaival.</text:span></text:p>
            <text:p text:style-name="P100"><text:span text:style-name="T147"><text:s text:c="2"/>→ <text:s/>Sebzés csökkentett<text:line-break/>• </text:span><text:span text:style-name="T97">Erőbónusz</text:span><text:span text:style-name="T147"> és </text:span><text:span text:style-name="T97">MF</text:span><text:span text:style-name="T147"> fortély bónuszai maradnak.<text:line-break/>• Puszta kéz értékei </text:span><text:span text:style-name="Source_5f_Text"><text:span text:style-name="T147">0</text:span></text:span><text:span text:style-name="T147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102"><text:a xlink:type="simple" xlink:href="https://github.com/kaktusztea/szilankrpg/blob/master/md/065_01_harci_helyzetek.md#beszorított-helyzet" text:style-name="Internet_20_link" text:visited-style-name="Visited_20_Internet_20_Link"><text:span text:style-name="T146">Lásd a leírást!</text:span>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3">Csúszós talaj</text:p>
          </table:table-cell>
          <table:table-cell table:style-name="Table2.A2" office:value-type="string">
            <text:p text:style-name="P104">Hátrány-1 TÉ dobásra</text:p>
          </table:table-cell>
          <table:table-cell table:style-name="Table2.C2" office:value-type="string">
            <text:p text:style-name="P10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5">A támadó más helyzeti/taktika TÉ bónuszt nem kaphat. </text:p>
            <text:p text:style-name="P106"><text:span text:style-name="T14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0">Célpont mozgás jellegétől függő VÉ táblázatot online</text:span></text:a><text:span text:style-name="T149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51">váratlanul</text:span></text:p>
          </table:table-cell>
          <table:table-cell table:style-name="Table2.A2" office:value-type="string">
            <text:p text:style-name="P107"><text:span text:style-name="Source_5f_Text"><text:span text:style-name="T152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8"><text:span text:style-name="T153">S</text:span>ikeres rántás után (is) az ellen támad - <text:span text:style-name="T154">fegyveres VÉ ellen.</text:span></text:p>
            <text:p text:style-name="P108">Viszont <text:span text:style-name="T155">3</text:span>-<text:span text:style-name="T139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7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9">VÉ csökk: <text:span text:style-name="T156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9">VÉ csökk: <text:span text:style-name="T156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9">VÉ csökk: <text:span text:style-name="T156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57">2</text:span> pengés előny</text:p>
          </table:table-cell>
          <table:table-cell table:style-name="Table2.A2" office:value-type="string">
            <text:p text:style-name="P99">VÉ <text:span text:style-name="T156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10"><text:span text:style-name="Source_5f_Text"><text:span text:style-name="T147">- Hátrány-2 TÉ dobásra<text:line-break/>- 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- Hátrány-2 Sebzésdobásra</text:p>
            <text:p text:style-name="P99">- 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- Hátrány-1 Sebzésdobásra</text:p>
            <text:p text:style-name="P99">- 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10"><text:span text:style-name="Source_5f_Text"><text:span text:style-name="T147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10"><text:span text:style-name="Source_5f_Text"><text:span text:style-name="T147">- Hátrány-1 TÉ dobásra<text:line-break/>- 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10"><text:span text:style-name="Source_5f_Text"><text:span text:style-name="T147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7">Harcmodor képzettségek és Bónuszaik</text:span></text:span></text:a><text:span text:style-name="Source_5f_Text"><text:span text:style-name="T147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3">Készületlenség</text:p>
          </table:table-cell>
          <table:table-cell table:style-name="Table2.A2" office:value-type="string">
            <text:p text:style-name="P104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ext:soft-page-break/>
        <table:table-row table:style-name="Table2.20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56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4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5"><text:span text:style-name="Source_5f_Text"><text:span text:style-name="T97">Támadó:</text:span></text:span><text:span text:style-name="Source_5f_Text"><text:span text:style-name="T147"><text:line-break/>- </text:span></text:span><text:span text:style-name="Source_5f_Text"><text:span text:style-name="T158">Megnyert Kezdeményezés<text:line-break/></text:span></text:span><text:span text:style-name="Source_5f_Text"><text:span text:style-name="T147">- Előny+1 TÉ dobásra<text:line-break/>- VÉ csökk</text:span></text:span><text:span text:style-name="Source_5f_Text"><text:span text:style-name="T159">:</text:span></text:span><text:span text:style-name="Source_5f_Text"><text:span text:style-name="T160"> 3 + k20T</text:span></text:span><text:span text:style-name="Source_5f_Text"><text:span text:style-name="T147"><text:line-break/></text:span></text:span><text:span text:style-name="Source_5f_Text"><text:span text:style-name="T97">Védő:</text:span></text:span><text:span text:style-name="Source_5f_Text"><text:span text:style-name="T147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8">Nagy méretű lény <text:span text:style-name="T161">(</text:span>1-<text:span text:style-name="T162">2</text:span><text:span text:style-name="T161">)</text:span></text:p>
          </table:table-cell>
          <table:table-cell table:style-name="Table2.A2" office:value-type="string">
            <text:p text:style-name="P99">VÉ csökkentés bónusz +[1;<text:span text:style-name="T162">2</text:span>]<text:line-break/><text:span text:style-name="T163">Nagy Erőbónusz (SP)</text:span></text:p>
          </table:table-cell>
          <table:table-cell table:style-name="Table2.C2" office:value-type="string">
            <text:p text:style-name="P111"><text:span text:style-name="T163">Nagy </text:span>Erőbónusz <text:span text:style-name="T163">S</text:span>ebzéshez (SP).<text:line-break/><text:span text:style-name="T163">Pl</text:span>: Gólem: +<text:span text:style-name="T162">1</text:span> VÉ csökkentés, Sárkány:+<text:span text:style-name="T162">2</text:span> VÉ csökkentés</text:p>
          </table:table-cell>
        </table:table-row>
        <table:table-row table:style-name="Table2.25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10"><text:span text:style-name="Source_5f_Text"><text:span text:style-name="T147">TÉ:-</text:span></text:span><text:span text:style-name="Source_5f_Text"><text:span text:style-name="T164">3</text:span></text:span><text:span text:style-name="Source_5f_Text"><text:span text:style-name="T147">, VÉ:-</text:span></text:span><text:span text:style-name="Source_5f_Text"><text:span text:style-name="T164">3</text:span></text:span><text:span text:style-name="Source_5f_Text"><text:span text:style-name="T147">; </text:span></text:span><text:span text:style-name="Source_5f_Text"><text:span text:style-name="T165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10"><text:span text:style-name="Source_5f_Text"><text:span text:style-name="T147">Hátrány-1 TÉ dobásra</text:span></text:span></text:p>
          </table:table-cell>
          <table:table-cell table:style-name="Table2.C2" office:value-type="string">
            <text:p text:style-name="P116"><text:span text:style-name="T166">Kivétel: </text:span><text:a xlink:type="simple" xlink:href="https://github.com/kaktusztea/szilankrpg/blob/master/md/fortelyok.harci/ketkezesseg.md" text:style-name="Internet_20_link" text:visited-style-name="Visited_20_Internet_20_Link"><text:span text:style-name="T167">Kétkezesség</text:span></text:a><text:span text:style-name="T14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8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95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- Hátrány-1 TÉ dobásra<text:line-break/>- Érzék(látás) - zavart</text:p>
          </table:table-cell>
          <table:table-cell table:style-name="Table2.C2" office:value-type="string">
            <text:p text:style-name="P116"><text:span text:style-name="T146">Mérsékli: </text:span><text:a xlink:type="simple" xlink:href="https://github.com/kaktusztea/szilankrpg/blob/master/md/fortelyok.harci/vakharc.md" text:style-name="Internet_20_link" text:visited-style-name="Visited_20_Internet_20_Link"><text:span text:style-name="T146">Vakharc</text:span></text:a><text:span text:style-name="T146"> fortély.</text:span></text:p>
            <text:p text:style-name="P9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- Hátrány-1 TÉ dobásra<text:line-break/>- Érzék(látás) - <text:span text:style-name="T168">teljes</text:span></text:p>
          </table:table-cell>
          <table:table-cell table:style-name="Table2.C2" office:value-type="string">
            <text:p text:style-name="P119"><text:span text:style-name="T146">Mérsékli: </text:span><text:a xlink:type="simple" xlink:href="https://github.com/kaktusztea/szilankrpg/blob/master/md/fortelyok.harci/vakharc.md" text:style-name="Internet_20_link" text:visited-style-name="Visited_20_Internet_20_Link"><text:span text:style-name="T146">Vakharc</text:span></text:a><text:span text:style-name="T146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- Hátrány-<text:span text:style-name="T168">2</text:span> TÉ dobásra<text:line-break/>- Érzék(látás) - <text:span text:style-name="T168">teljes</text:span></text:p>
          </table:table-cell>
          <table:table-cell table:style-name="Table2.C2" office:value-type="string">
            <text:p text:style-name="P119"><text:span text:style-name="T146">Mérsékli: </text:span><text:a xlink:type="simple" xlink:href="https://github.com/kaktusztea/szilankrpg/blob/master/md/fortelyok.harci/vakharc.md" text:style-name="Internet_20_link" text:visited-style-name="Visited_20_Internet_20_Link"><text:span text:style-name="T146">Vakharc</text:span></text:a><text:span text:style-name="T146"> fortély.</text:span></text:p>
          </table:table-cell>
        </table:table-row>
        <table:table-row table:style-name="Table2.34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63">(k20 -</text:span>5<text:span text:style-name="T163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5">
          <table:table-cell table:style-name="Table2.A2" office:value-type="string">
            <text:p text:style-name="P120">Tűz ruhán - <text:span text:style-name="T163">lángol</text:span></text:p>
          </table:table-cell>
          <table:table-cell table:style-name="Table2.A2" office:value-type="string">
            <text:p text:style-name="P122">Hátrány-<text:span text:style-name="T163">2</text:span> Támadó dobásra</text:p>
            <text:p text:style-name="P122"><text:span text:style-name="T163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3"><text:span text:style-name="Source_5f_Text"><text:span text:style-name="T147">Hátrány-1 TÉ dobásra mindkét félné</text:span></text:span><text:span text:style-name="Source_5f_Text"><text:span text:style-name="T169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24"><text:span text:style-name="T170">A büntetések </text:span><text:span text:style-name="T146">csökkenthető</text:span><text:span text:style-name="T170">ek</text:span><text:span text:style-name="T146"> a </text:span><text:a xlink:type="simple" xlink:href="https://github.com/kaktusztea/szilankrpg/blob/master/md/fortelyok.harci/testor.md" text:style-name="Internet_20_link" text:visited-style-name="Visited_20_Internet_20_Link"><text:span text:style-name="T146">Testőr</text:span></text:a><text:span text:style-name="T146"> fortél</text:span><text:span text:style-name="T170">y tanulásával.</text:span></text:p>
          </table:table-cell>
        </table:table-row>
        <table:table-row table:style-name="Table2.37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9">- Érzék (Látás) - zavart</text:p>
            <text:p text:style-name="P99">- 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127"/>
      <text:p text:style-name="P128"><text:span text:style-name="_5b_RPG_5d__20_Kiemelt_20_kifejezés"><text:span text:style-name="T171">Távolsági harc</text:span></text:span></text:p>
      <text:p text:style-name="P129"><text:span text:style-name="_5b_RPG_5d__20_Kiemelt_20_kifejezés"><text:span text:style-name="T142"><text:s/></text:span></text:span></text:p>
      <text:p text:style-name="P130"><text:span text:style-name="_5b_RPG_5d__20_Kiemelt_20_kifejezés"><text:span text:style-name="T30">Támadó CÉ = <text:s/>-</text:span></text:span><text:span text:style-name="_5b_RPG_5d__20_Kiemelt_20_kifejezés"><text:span text:style-name="T172">1</text:span></text:span><text:span text:style-name="_5b_RPG_5d__20_Kiemelt_20_kifejezés"><text:span text:style-name="T173">5</text:span></text:span><text:span text:style-name="_5b_RPG_5d__20_Kiemelt_20_kifejezés"><text:span text:style-name="T174"> + CM + </text:span></text:span><text:span text:style-name="_5b_RPG_5d__20_Kiemelt_20_kifejezés"><text:span text:style-name="T30">Harcmodor CÉ </text:span></text:span><text:span text:style-name="_5b_RPG_5d__20_Kiemelt_20_kifejezés"><text:span text:style-name="T174">+ </text:span></text:span><text:span text:style-name="_5b_RPG_5d__20_Kiemelt_20_kifejezés"><text:span text:style-name="T30">Önuralom + Fegyver </text:span></text:span><text:span text:style-name="_5b_RPG_5d__20_Kiemelt_20_kifejezés"><text:span text:style-name="T175">CÉ</text:span></text:span><text:span text:style-name="_5b_RPG_5d__20_Kiemelt_20_kifejezés"><text:span text:style-name="T30"> + Mf <text:s text:c="2"/>+ </text:span></text:span><text:span text:style-name="_5b_RPG_5d__20_Kiemelt_20_kifejezés"><text:span text:style-name="T172">k20</text:span></text:span></text:p>
      <text:p text:style-name="P130"><text:span text:style-name="_5b_RPG_5d__20_Kiemelt_20_kifejezés"><text:span text:style-name="T30">Célpont VÉ = Szorzó x Cella</text:span></text:span></text:p>
      <text:list text:style-name="L2">
        <text:list-header>
          <text:p text:style-name="P131"><text:span text:style-name="_5b_RPG_5d__20_Kiemelt_20_kifejezés"><text:span text:style-name="T90">Szorzó</text:span></text:span><text:span text:style-name="_5b_RPG_5d__20_Kiemelt_20_kifejezés"><text:span text:style-name="T30"> = </text:span></text:span><text:span text:style-name="_5b_RPG_5d__20_Kiemelt_20_kifejezés"><text:span text:style-name="T176">Mozgás</text:span></text:span><text:span text:style-name="_5b_RPG_5d__20_Kiemelt_20_kifejezés"><text:span text:style-name="T30"> + </text:span></text:span><text:span text:style-name="_5b_RPG_5d__20_Kiemelt_20_kifejezés"><text:span text:style-name="T177">Méret</text:span></text:span><text:span text:style-name="_5b_RPG_5d__20_Kiemelt_20_kifejezés"><text:span text:style-name="T30"> + </text:span></text:span><text:span text:style-name="_5b_RPG_5d__20_Kiemelt_20_kifejezés"><text:span text:style-name="T178">É</text:span></text:span><text:span text:style-name="_5b_RPG_5d__20_Kiemelt_20_kifejezés"><text:span text:style-name="T179">szlelhetősé</text:span></text:span><text:span text:style-name="_5b_RPG_5d__20_Kiemelt_20_kifejezés"><text:span text:style-name="T178">g</text:span></text:span><text:span text:style-name="_5b_RPG_5d__20_Kiemelt_20_kifejezés"><text:span text:style-name="T180"> </text:span></text:span><text:span text:style-name="_5b_RPG_5d__20_Kiemelt_20_kifejezés"><text:span text:style-name="T181">+ </text:span></text:span><text:span text:style-name="_5b_RPG_5d__20_Kiemelt_20_kifejezés"><text:span text:style-name="T182">Szél</text:span></text:span><text:span text:style-name="_5b_RPG_5d__20_Kiemelt_20_kifejezés"><text:span text:style-name="T183"> módosítók</text:span></text:span></text:p>
          <text:p text:style-name="P131"><text:span text:style-name="_5b_RPG_5d__20_Kiemelt_20_kifejezés"><text:span text:style-name="T30">Cella = (Cél táv</text:span></text:span><text:span text:style-name="_5b_RPG_5d__20_Kiemelt_20_kifejezés"><text:span text:style-name="T184">olság</text:span></text:span><text:span text:style-name="_5b_RPG_5d__20_Kiemelt_20_kifejezés"><text:span text:style-name="T30"> / Fegyver </text:span></text:span><text:span text:style-name="_5b_RPG_5d__20_Kiemelt_20_kifejezés"><text:span text:style-name="T90">Osztó</text:span></text:span><text:span text:style-name="_5b_RPG_5d__20_Kiemelt_20_kifejezés"><text:span text:style-name="T30">) <text:s text:c="2"/></text:span></text:span><text:span text:style-name="_5b_RPG_5d__20_Kiemelt_20_kifejezés"><text:span text:style-name="T185">→</text:span></text:span><text:span text:style-name="_5b_RPG_5d__20_Kiemelt_20_kifejezés"><text:span text:style-name="T62"> Felfelé kerekítve</text:span></text:span></text:p>
        </text:list-header>
      </text:list>
      <text:h text:style-name="P132" text:outline-level="3"><text:span text:style-name="_5b_RPG_5d__20_Kiemelt_20_kifejezés"><text:span text:style-name="T18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76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187">1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187">2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187">3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187">5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188">(1 cél)</text:span></text:p>
            </table:table-cell>
            <table:table-cell table:style-name="Táblázat11.B6" office:value-type="string">
              <text:p text:style-name="P136"><text:span text:style-name="T187">7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187">2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187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189">Lövész m</text:span></text:span><text:span text:style-name="_5b_RPG_5d__20_Kiemelt_20_kifejezés"><text:span text:style-name="T176">ozgás</text:span></text:span><text:span text:style-name="_5b_RPG_5d__20_Kiemelt_20_kifejezés"><text:span text:style-name="T189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190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90">séta</text:span></text:p>
            </table:table-cell>
            <table:table-cell table:style-name="Table1.B3" office:value-type="string">
              <text:p text:style-name="P140">+<text:span text:style-name="T188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188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188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191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188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188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188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188">Törpe, Sas, </text:span>Hiúz</text:p>
            </table:table-cell>
            <table:table-cell table:style-name="Táblázat9.B2" office:value-type="string">
              <text:p text:style-name="P138">+<text:span text:style-name="T188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28">2 ember</text:span></text:p>
            </table:table-cell>
            <table:table-cell table:style-name="Táblázat9.B8" office:value-type="string">
              <text:p text:style-name="P136">-<text:span text:style-name="T188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188">Bölény</text:span></text:p>
            </table:table-cell>
            <table:table-cell table:style-name="Táblázat9.B8" office:value-type="string">
              <text:p text:style-name="P136">-<text:span text:style-name="T188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28">riás</text:span></text:p>
            </table:table-cell>
            <table:table-cell table:style-name="Táblázat9.B8" office:value-type="string">
              <text:p text:style-name="P136">-<text:span text:style-name="T188">3</text:span><text:span text:style-name="T28">x</text:span>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192">É</text:span><text:span text:style-name="T193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194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188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188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188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188">5</text:span>x<text:span text:style-name="T3">*</text:span></text:p>
            </table:table-cell>
            <table:table-cell table:style-name="Táblázat8.C6" office:value-type="string">
              <text:p text:style-name="P136">Vaksötétben harcoló ellenfél<text:line-break/><text:span text:style-name="T195">*</text:span><text:span text:style-name="T196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194">n</text:span></text:p>
            </table:table-cell>
            <table:table-cell table:style-name="Táblázat8.C6" office:value-type="string">
              <text:p text:style-name="P136"><text:span text:style-name="T188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182">Szél </text:span></text:span><text:span text:style-name="_5b_RPG_5d__20_Kiemelt_20_kifejezés"><text:span text:style-name="T197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188">1</text:span>x</text:p>
            </table:table-cell>
          </table:table-row>
          <table:table-row>
            <table:table-cell table:style-name="Table3.A2" office:value-type="string">
              <text:p text:style-name="P136"><text:span text:style-name="T198">E</text:span>rős <text:span text:style-name="T198">szél</text:span></text:p>
            </table:table-cell>
            <table:table-cell table:style-name="Table3.B2" office:value-type="string">
              <text:p text:style-name="P136">+<text:span text:style-name="T188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188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199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199">Kharei</text:span></text:p>
            </table:table-cell>
            <table:table-cell table:style-name="Table4.D2" office:value-type="string">
              <text:p text:style-name="P143"><text:span text:style-name="T163">K</text:span>ézi nyílpuskától felfelé <text:span text:style-name="T3">Páncéltörőnek</text:span> számít: </text:p>
              <text:p text:style-name="P143">SFÉ = a vért rétegeinek száma 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9"/></text:span></text:p>
      <text:p text:style-name="Standard"/>
      <text:h text:style-name="P152" text:outline-level="3">Szándékos kitérés lövés elől</text:h>
      <text:p text:style-name="P153">Akrobatika képzetlenségpróba (Gyorsaság Tulajdonsággal). Távolság és fegyver függő.</text:p>
      <text:p text:style-name="P153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3" office:value-type="string">
            <text:p text:style-name="P155">21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5">1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5">15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5">12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30"><text:span text:style-name="_5b_RPG_5d__20_Kiemelt_20_kifejezés"><text:span text:style-name="T90"/></text:span></text:p>
      <text:p text:style-name="P4"/>
      <text:h text:style-name="P157" text:outline-level="3">Példalövészet</text:h>
      <text:p text:style-name="P130"><text:span text:style-name="T69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9">Osztója </text:span></text:span><text:span text:style-name="_5b_RPG_5d_Kiemelt_20_kifejezés"><text:span text:style-name="T200">5</text:span></text:span><text:span text:style-name="_5b_RPG_5d_Kiemelt_20_kifejezés"><text:span text:style-name="T69">.</text:span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201">I</text:span></text:span><text:span text:style-name="_5b_RPG_5d_Kiemelt_20_kifejezés"><text:span text:style-name="T202">. </text:span></text:span><text:span text:style-name="_5b_RPG_5d_Kiemelt_20_kifejezés"><text:span text:style-name="T203">Tetves Cé</text:span></text:span><text:span text:style-name="_5b_RPG_5d_Kiemelt_20_kifejezés"><text:span text:style-name="T204">lzó Értéke:</text:span></text:span><text:span text:style-name="_5b_RPG_5d_Kiemelt_20_kifejezés"><text:span text:style-name="T205"> </text:span></text:span><text:span text:style-name="_5b_RPG_5d_Kiemelt_20_kifejezés"><text:span text:style-name="T206">2</text:span></text:span></text:p>
      <text:p text:style-name="P130"><text:span text:style-name="_5b_RPG_5d_Kiemelt_20_kifejezés"><text:span text:style-name="T207"><text:s text:c="2"/></text:span></text:span></text:p>
      <text:p text:style-name="P158"><text:span text:style-name="_5b_RPG_5d_Kiemelt_20_kifejezés"><text:span text:style-name="T208">-1</text:span></text:span><text:span text:style-name="_5b_RPG_5d_Kiemelt_20_kifejezés"><text:span text:style-name="T209">5</text:span></text:span><text:span text:style-name="_5b_RPG_5d_Kiemelt_20_kifejezés"><text:span text:style-name="T208"> (Konstans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Önuralom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8 (Nyílpuska CÉ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CM költött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Lövészet képzettség 6.szint)</text:span></text:span></text:p>
      <text:p text:style-name="P159"/>
      <text:p text:style-name="P159"/>
      <text:p text:style-name="P160"/>
      <text:p text:style-name="P130"><text:span text:style-name="_5b_RPG_5d_Kiemelt_20_kifejezés"><text:span text:style-name="T201">II</text:span></text:span><text:span text:style-name="_5b_RPG_5d_Kiemelt_20_kifejezés"><text:span text:style-name="T202">. </text:span></text:span><text:span text:style-name="_5b_RPG_5d_Kiemelt_20_kifejezés"><text:span text:style-name="T203">A célpont Védő Értéke:</text:span></text:span><text:span text:style-name="_5b_RPG_5d_Kiemelt_20_kifejezés"><text:span text:style-name="T202"> </text:span></text:span><text:span text:style-name="_5b_RPG_5d_Kiemelt_20_kifejezés"><text:span text:style-name="T206">9</text:span></text:span><text:span text:style-name="_5b_RPG_5d_Kiemelt_20_kifejezés"><text:span text:style-name="T202"> <text:s/></text:span></text:span><text:span text:style-name="_5b_RPG_5d_Kiemelt_20_kifejezés"><text:span text:style-name="T211">(</text:span></text:span><text:span text:style-name="_5b_RPG_5d_Kiemelt_20_kifejezés"><text:span text:style-name="T206">3</text:span></text:span><text:span text:style-name="_5b_RPG_5d_Kiemelt_20_kifejezés"><text:span text:style-name="T211"> x 3)</text:span></text:span></text:p>
      <text:p text:style-name="P161"/>
      <text:p text:style-name="P162"><text:span text:style-name="T212">3</text:span><text:span text:style-name="T213"><text:tab/>→ <text:s text:c="2"/></text:span><text:span text:style-name="T187">3</text:span><text:span text:style-name="T213"> <text:s/>(gyorsan mozgó) + 0 (normál méret) + (0) jól látható</text:span><text:line-break/><text:span text:style-name="T214">3</text:span><text:span text:style-name="T213"> (Cella)<text:tab/>→ </text:span><text:span text:style-name="T215">15 </text:span><text:span text:style-name="T214">(</text:span><text:span text:style-name="T216">távolság) </text:span><text:span text:style-name="T215">/ 5 </text:span><text:span text:style-name="T214">(</text:span><text:span text:style-name="T216">nyílpuska Osztó)</text:span></text:p>
      <text:p text:style-name="P163"/>
      <text:p text:style-name="P164"/>
      <text:p text:style-name="P164"/>
      <text:p text:style-name="P165"><text:span text:style-name="T217">III</text:span><text:span text:style-name="T218">. </text:span><text:span text:style-name="T219">Célzó dobás: <text:s/></text:span><text:span text:style-name="T3">(</text:span><text:span text:style-name="T212">2</text:span><text:span text:style-name="T3">+k</text:span><text:span text:style-name="T215">20</text:span><text:span text:style-name="T3">) <text:s/>vs <text:s/></text:span><text:span text:style-name="T212">9</text:span></text:p>
      <text:p text:style-name="P166"><text:span text:style-name="_5b_RPG_5d__20_Kiemelt_20_kifejezés"><text:span text:style-name="T30"/></text:span></text:p>
      <text:p text:style-name="P167"><text:span text:style-name="_5b_RPG_5d__20_Kiemelt_20_kifejezés"><text:span text:style-name="T30">azaz ha Tetves legalább </text:span></text:span><text:span text:style-name="_5b_RPG_5d__20_Kiemelt_20_kifejezés"><text:span text:style-name="T173">7</text:span></text:span><text:span text:style-name="_5b_RPG_5d__20_Kiemelt_20_kifejezés"><text:span text:style-name="T30">-</text:span></text:span><text:span text:style-name="_5b_RPG_5d__20_Kiemelt_20_kifejezés"><text:span text:style-name="T173">e</text:span></text:span><text:span text:style-name="_5b_RPG_5d__20_Kiemelt_20_kifejezés"><text:span text:style-name="T30">t dob, akkor találatot ér el.</text:span></text:span></text:p>
      <text:p text:style-name="P167"><text:span text:style-name="_5b_RPG_5d__20_Kiemelt_20_kifejezés"><text:span text:style-name="T30">Dob </text:span></text:span><text:span text:style-name="_5b_RPG_5d__20_Kiemelt_20_kifejezés"><text:span text:style-name="T220">k20</text:span></text:span><text:span text:style-name="_5b_RPG_5d__20_Kiemelt_20_kifejezés"><text:span text:style-name="T30">-</text:span></text:span><text:span text:style-name="_5b_RPG_5d__20_Kiemelt_20_kifejezés"><text:span text:style-name="T220">sz</text:span></text:span><text:span text:style-name="_5b_RPG_5d__20_Kiemelt_20_kifejezés"><text:span text:style-name="T30">al, az eredmény </text:span></text:span><text:span text:style-name="_5b_RPG_5d__20_Kiemelt_20_kifejezés"><text:span text:style-name="T220">9</text:span></text:span><text:span text:style-name="_5b_RPG_5d__20_Kiemelt_20_kifejezés"><text:span text:style-name="T30">.</text:span></text:span></text:p>
      <text:p text:style-name="P166"><text:span text:style-name="_5b_RPG_5d__20_Kiemelt_20_kifejezés"><text:span text:style-name="T221"/></text:span></text:p>
      <text:p text:style-name="P166"><text:span text:style-name="_5b_RPG_5d__20_Kiemelt_20_kifejezés"><text:span text:style-name="T221">V</text:span></text:span><text:span text:style-name="_5b_RPG_5d__20_Kiemelt_20_kifejezés"><text:span text:style-name="T30">égső CÉ = </text:span></text:span><text:span text:style-name="_5b_RPG_5d__20_Kiemelt_20_kifejezés"><text:span text:style-name="T173">2</text:span></text:span><text:span text:style-name="_5b_RPG_5d__20_Kiemelt_20_kifejezés"><text:span text:style-name="T220">+9</text:span></text:span><text:span text:style-name="_5b_RPG_5d__20_Kiemelt_20_kifejezés"><text:span text:style-name="T30"> = </text:span></text:span><text:span text:style-name="_5b_RPG_5d__20_Kiemelt_20_kifejezés"><text:span text:style-name="T220">1</text:span></text:span><text:span text:style-name="_5b_RPG_5d__20_Kiemelt_20_kifejezés"><text:span text:style-name="T173">1</text:span></text:span><text:span text:style-name="_5b_RPG_5d__20_Kiemelt_20_kifejezés"><text:span text:style-name="T30">, tehát eltalálta a célt, dobhatja a sebzést. </text:span></text:span></text:p>
      <text:p text:style-name="P166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08T12:00:58.224398000</dc:date>
    <meta:editing-cycles>123</meta:editing-cycles>
    <meta:editing-duration>PT11H34M59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2" meta:word-count="2165" meta:character-count="13906" meta:non-whitespace-character-count="12038"/>
    <meta:user-defined meta:name="Információ 1"/>
    <meta:user-defined meta:name="Információ 2"/>
    <meta:user-defined meta:name="Információ 3"/>
    <meta:user-defined meta:name="Információ 4"/>
  </office:meta>
</office:document-meta>
</file>